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3937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.3937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.3937in" style:auto-text-indent="false"/>
    </style:style>
    <style:style style:name="P4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style:font-name="Times New Roman" fo:font-size="16pt" fo:language="uk" fo:country="UA" fo:font-weight="bold" style:font-size-asian="16pt" style:font-weight-asian="bold" style:font-name-complex="Times New Roman1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text-indent="0.3937in" style:auto-text-indent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25in" style:auto-text-indent="false"/>
    </style:style>
    <style:style style:name="P8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4917in" style:auto-text-indent="false"/>
    </style:style>
    <style:style style:name="P9" style:family="paragraph" style:parent-style-name="Standard">
      <style:paragraph-properties fo:margin-left="2.4583in" fo:margin-right="0in" fo:text-indent="0.4917in" style:auto-text-indent="false"/>
    </style:style>
    <style:style style:name="P10" style:family="paragraph" style:parent-style-name="Standard">
      <style:paragraph-properties fo:margin-left="0.4917in" fo:margin-right="0in" fo:text-indent="0in" style:auto-text-indent="false"/>
    </style:style>
    <style:style style:name="P11" style:family="paragraph" style:parent-style-name="Standard">
      <style:paragraph-properties fo:margin-left="1.9665in" fo:margin-right="0in" fo:text-indent="0.4917in" style:auto-text-indent="false"/>
    </style:style>
    <style:style style:name="P12" style:family="paragraph" style:parent-style-name="Standard">
      <style:paragraph-properties fo:margin-left="0.3937in" fo:margin-right="0in" fo:text-indent="0in" style:auto-text-indent="false"/>
    </style:style>
    <style:style style:name="P13" style:family="paragraph" style:parent-style-name="Standard">
      <style:paragraph-properties fo:margin-left="0.3937in" fo:margin-right="0in" fo:text-indent="0in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4" style:family="paragraph" style:parent-style-name="Standard">
      <style:paragraph-properties fo:margin-left="1.8689in" fo:margin-right="0in" fo:text-indent="0.098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Default">
      <style:paragraph-properties fo:line-height="115%" fo:text-align="center" style:justify-single-word="false"/>
    </style:style>
    <style:style style:name="P17" style:family="paragraph" style:parent-style-name="Default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Обычный1">
      <style:text-properties style:font-name="Times New Roman" fo:font-size="14pt" fo:language="uk" fo:country="UA" style:font-size-asian="14pt" style:font-name-complex="Times New Roman1" style:font-size-complex="14pt"/>
    </style:style>
    <style:style style:name="P19" style:family="paragraph" style:parent-style-name="Обычный1">
      <style:text-properties style:font-name="Times New Roman" fo:font-size="14pt" fo:language="en" fo:country="US" style:font-size-asian="14pt" style:font-name-complex="Times New Roman1" style:font-size-complex="14pt"/>
    </style:style>
    <style:style style:name="P20" style:family="paragraph" style:parent-style-name="Обычный1">
      <style:paragraph-properties fo:margin-left="0in" fo:margin-right="0in" fo:text-align="center" style:justify-single-word="false" fo:text-indent="0.3937in" style:auto-text-indent="false"/>
    </style:style>
    <style:style style:name="P21" style:family="paragraph" style:parent-style-name="Обычный1">
      <style:paragraph-properties fo:margin-left="0in" fo:margin-right="0in" fo:text-align="center" style:justify-single-word="false" fo:text-indent="0.3937in" style:auto-text-indent="false"/>
      <style:text-properties style:font-name="Times New Roman" style:font-name-complex="Times New Roman1"/>
    </style:style>
    <style:style style:name="P22" style:family="paragraph" style:parent-style-name="Обычный1">
      <style:paragraph-properties fo:margin-left="0in" fo:margin-right="0in" fo:text-indent="0.3937in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Обычный1">
      <style:paragraph-properties fo:margin-left="0in" fo:margin-right="0in" fo:text-align="center" style:justify-single-word="false" fo:text-indent="0.3937in" style:auto-text-indent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Обычный1">
      <style:paragraph-properties fo:margin-left="0in" fo:margin-right="0in" fo:text-align="center" style:justify-single-word="false" fo:text-indent="0.3937in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25" style:family="paragraph" style:parent-style-name="Обычный1">
      <style:paragraph-properties fo:margin-left="0in" fo:margin-right="0in" fo:line-height="150%" fo:text-align="center" style:justify-single-word="false" fo:text-indent="0.3937in" style:auto-text-indent="false"/>
    </style:style>
    <style:style style:name="P26" style:family="paragraph" style:parent-style-name="Обычный1">
      <style:paragraph-properties fo:margin-left="0in" fo:margin-right="0in" fo:text-align="end" style:justify-single-word="false" fo:text-indent="0.3937in" style:auto-text-indent="false"/>
    </style:style>
    <style:style style:name="P27" style:family="paragraph" style:parent-style-name="Обычный1">
      <style:paragraph-properties fo:margin-left="0in" fo:margin-right="0in" fo:text-align="end" style:justify-single-word="false" fo:text-indent="0.3937in" style:auto-text-indent="false"/>
      <style:text-properties fo:language="uk" fo:country="UA"/>
    </style:style>
    <style:style style:name="P28" style:family="paragraph" style:parent-style-name="Обычный1" style:master-page-name="Standard">
      <style:paragraph-properties fo:margin-left="0in" fo:margin-right="0in" fo:text-align="center" style:justify-single-word="false" fo:text-indent="0.3937in" style:auto-text-indent="false" style:page-number="auto"/>
    </style:style>
    <style:style style:name="P29" style:family="paragraph" style:parent-style-name="List_20_Paragraph" style:list-style-name="WWNum6">
      <style:paragraph-properties fo:text-align="justify" style:justify-single-word="false"/>
    </style:style>
    <style:style style:name="P30" style:family="paragraph" style:parent-style-name="List_20_Paragraph">
      <style:paragraph-properties fo:margin-top="0in" fo:margin-bottom="0in" fo:line-height="100%"/>
    </style:style>
    <style:style style:name="P31" style:family="paragraph" style:parent-style-name="List_20_Paragraph">
      <style:paragraph-properties fo:margin-top="0in" fo:margin-bottom="0in" fo:line-height="100%" fo:text-align="justify" style:justify-single-word="false"/>
    </style:style>
    <style:style style:name="P32" style:family="paragraph" style:parent-style-name="List_20_Paragraph" style:list-style-name="WWNum4">
      <style:paragraph-properties fo:margin-top="0in" fo:margin-bottom="0in" fo:line-height="100%" fo:text-align="justify" style:justify-single-word="false"/>
    </style:style>
    <style:style style:name="P33" style:family="paragraph" style:parent-style-name="List_20_Paragraph" style:list-style-name="WWNum6">
      <style:paragraph-properties fo:margin-top="0in" fo:margin-bottom="0in" fo:line-height="100%" fo:text-align="justify" style:justify-single-word="false"/>
    </style:style>
    <style:style style:name="P34" style:family="paragraph" style:parent-style-name="List_20_Paragraph" style:list-style-name="WWNum4">
      <style:paragraph-properties fo:margin-top="0in" fo:margin-bottom="0in" fo:line-height="100%"/>
    </style:style>
    <style:style style:name="P35" style:family="paragraph" style:parent-style-name="List_20_Paragraph">
      <style:paragraph-properties fo:margin-top="0in" fo:margin-bottom="0in" fo:line-height="100%"/>
      <style:text-properties style:font-name="Arial1" fo:font-size="14pt" style:font-name-asian="Times New Roman1" style:font-size-asian="14pt" style:language-asian="ru" style:country-asian="RU" style:font-name-complex="Arial2" style:font-size-complex="18.5pt"/>
    </style:style>
    <style:style style:name="P36" style:family="paragraph" style:parent-style-name="List_20_Paragraph">
      <style:paragraph-properties fo:margin-top="0in" fo:margin-bottom="0in" fo:line-height="100%"/>
      <style:text-properties style:font-name="Arial1" fo:font-size="14pt" fo:language="uk" fo:country="UA" style:font-name-asian="Times New Roman1" style:font-size-asian="14pt" style:language-asian="ru" style:country-asian="RU" style:font-name-complex="Arial2" style:font-size-complex="18.5pt"/>
    </style:style>
    <style:style style:name="P37" style:family="paragraph" style:parent-style-name="List_20_Paragraph">
      <style:paragraph-properties fo:margin-top="0in" fo:margin-bottom="0in" fo:line-height="100%"/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8.5pt"/>
    </style:style>
    <style:style style:name="P38" style:family="paragraph" style:parent-style-name="List_20_Paragraph">
      <style:paragraph-properties fo:margin-left="0.5in" fo:margin-right="0in" fo:margin-top="0in" fo:margin-bottom="0in" fo:line-height="100%" fo:text-indent="0.4835in" style:auto-text-indent="false"/>
    </style:style>
    <style:style style:name="P39" style:family="paragraph" style:parent-style-name="List_20_Paragraph">
      <style:paragraph-properties fo:margin-left="0.9917in" fo:margin-right="0in" fo:margin-top="0in" fo:margin-bottom="0in" fo:line-height="100%" fo:text-indent="0.4835in" style:auto-text-indent="false"/>
    </style:style>
    <style:style style:name="P40" style:family="paragraph" style:parent-style-name="List_20_Paragraph" style:list-style-name="WWNum2">
      <style:paragraph-properties fo:margin-left="0in" fo:margin-right="0in" fo:text-align="justify" style:justify-single-word="false" fo:text-indent="0.2957in" style:auto-text-indent="false"/>
    </style:style>
    <style:style style:name="P41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style:font-name="Times New Roman" fo:font-size="16pt" style:font-size-asian="16pt" style:font-name-complex="Times New Roman1" style:font-size-complex="14pt"/>
    </style:style>
    <style:style style:name="T2" style:family="text">
      <style:text-properties style:font-name="Times New Roman" fo:font-size="16pt" fo:language="en" fo:country="US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4pt"/>
    </style:style>
    <style:style style:name="T5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8.5pt"/>
    </style:style>
    <style:style style:name="T12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22.5pt"/>
    </style:style>
    <style:style style:name="T13" style:family="text">
      <style:text-properties style:font-name="Times New Roman" fo:font-size="14pt" fo:language="uk" fo:country="UA" fo:font-style="italic" style:font-name-asian="Times New Roman1" style:font-size-asian="14pt" style:language-asian="ru" style:country-asian="RU" style:font-style-asian="italic" style:font-name-complex="Times New Roman1" style:font-size-complex="22.5pt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8.5pt"/>
    </style:style>
    <style:style style:name="T1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8.5pt"/>
    </style:style>
    <style:style style:name="T17" style:family="text">
      <style:text-properties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22.5pt"/>
    </style:style>
    <style:style style:name="T1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language="uk" fo:country="UA" style:font-size-asian="14pt" style:font-size-complex="14pt"/>
    </style:style>
    <style:style style:name="T21" style:family="text">
      <style:text-properties fo:language="uk" fo:country="UA" style:language-asian="ru" style:country-asian="RU"/>
    </style:style>
    <style:style style:name="T22" style:family="text">
      <style:text-properties fo:color="#00000a" style:font-name="Times New Roman" fo:font-size="14pt" style:font-name-asian="Times New Roman1" style:font-size-asian="14pt" style:language-asian="ru" style:country-asian="RU" style:font-name-complex="Times New Roman1" style:font-size-complex="18.5pt"/>
    </style:style>
    <style:style style:name="T23" style:family="text">
      <style:text-properties fo:color="#00000a" style:font-name="Times New Roman" fo:font-size="14pt" fo:language="uk" fo:country="UA" style:font-name-asian="Times New Roman1" style:font-size-asian="14pt" style:language-asian="ru" style:country-asian="RU" style:font-name-complex="Times New Roman1" style:font-size-complex="18.5pt"/>
    </style:style>
    <style:style style:name="T24" style:family="text">
      <style:text-properties fo:color="#00000a" style:font-name="Times New Roman" fo:font-size="14pt" fo:language="en" fo:country="US" style:font-name-asian="Times New Roman1" style:font-size-asian="14pt" style:language-asian="ru" style:country-asian="RU" style:font-name-complex="Times New Roman1" style:font-size-complex="18.5pt"/>
    </style:style>
    <style:style style:name="T25" style:family="text">
      <style:text-properties fo:color="#00000a"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8.5pt"/>
    </style:style>
    <style:style style:name="T26" style:family="text">
      <style:text-properties style:font-name="Arial1" fo:font-size="14pt" style:font-name-asian="Times New Roman1" style:font-size-asian="14pt" style:language-asian="ru" style:country-asian="RU" style:font-name-complex="Arial2" style:font-size-complex="18.5pt"/>
    </style:style>
    <style:style style:name="T27" style:family="text">
      <style:text-properties style:text-position="sub 58%" style:font-name="Times New Roman" fo:font-size="14pt" fo:language="uk" fo:country="UA" style:font-size-asian="14pt" style:font-name-complex="Times New Roman1" style:font-size-complex="14pt"/>
    </style:style>
    <style:style style:name="T28" style:family="text">
      <style:text-properties style:text-position="sub 58%" style:font-name="Times New Roman" fo:font-size="14pt" fo:language="en" fo:country="US" style:font-size-asian="14pt" style:font-name-complex="Times New Roman1" style:font-size-complex="14pt"/>
    </style:style>
    <style:style style:name="T29" style:family="text">
      <style:text-properties style:text-position="super 58%" style:font-name="Times New Roman" fo:font-size="14pt" fo:language="uk" fo:country="UA" style:font-size-asian="14pt" style:font-name-complex="Times New Roman1" style:font-size-complex="14pt"/>
    </style:style>
    <style:style style:name="T30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">uData School</text:span></text:p>
      <text:p text:style-name="P21"/>
      <text:p text:style-name="P21"/>
      <text:p text:style-name="P21"/>
      <text:p text:style-name="P21"/>
      <text:p text:style-name="P25"><text:span text:style-name="T7">Лабораторна робота №1</text:span></text:p>
      <text:p text:style-name="P25"><text:span text:style-name="T6">на тему:</text:span></text:p>
      <text:p text:style-name="P16"><text:span text:style-name="T1">“</text:span><text:span text:style-name="T3">Розв’язання систем лінійних алгебраїчних рівнянь. Метод </text:span><text:span text:style-name="T5">Г</text:span><text:span text:style-name="T3">ау</text:span><text:span text:style-name="T5">с</text:span><text:span text:style-name="T3">са </text:span><text:span text:style-name="T1">”</text:span></text:p>
      <text:p text:style-name="P17"/>
      <text:p text:style-name="P25"><text:span text:style-name="T8">з курсу </text:span><text:span text:style-name="T6">“</text:span><text:span text:style-name="T14">MathPro</text:span><text:span text:style-name="T6">”</text:span></text:p>
      <text:p text:style-name="P25"><text:span text:style-name="T6">Варіант №</text:span><text:span text:style-name="T8">7</text:span></text:p>
      <text:p text:style-name="P23"/>
      <text:p text:style-name="P22"/>
      <text:p text:style-name="P26"><text:span text:style-name="T6">Викона</text:span><text:span text:style-name="T8">в</text:span><text:span text:style-name="T6">:</text:span></text:p>
      <text:p text:style-name="P27"><text:span text:style-name="T6">Опанасенко Я.П.</text:span></text:p>
      <text:p text:style-name="P26"><text:span text:style-name="T6">Перевіри</text:span><text:span text:style-name="T8">ла</text:span><text:span text:style-name="T6">:</text:span></text:p>
      <text:p text:style-name="P26"><text:span text:style-name="T8">Прощенко Т.М.</text:span></text:p>
      <text:p text:style-name="P23"/>
      <text:p text:style-name="P18"/>
      <text:p text:style-name="P24"/>
      <text:p text:style-name="P24"/>
      <text:p text:style-name="P24"/>
      <text:p text:style-name="P19"><text:bookmark text:name="_GoBack"/></text:p>
      <text:p text:style-name="P24"/>
      <text:p text:style-name="P20"><text:span text:style-name="T8">м. Київ – 2018 р.</text:span></text:p>
      <text:p text:style-name="P2"><text:soft-page-break/><text:span text:style-name="T4">Мета</text:span></text:p>
      <text:p text:style-name="P1"><text:span text:style-name="T20">В</text:span><text:span text:style-name="T19">ивчення алгоритмів для розв’язання систем лінійних алгебраїчних рівнянь (СЛАР) методом Гаус</text:span><text:span text:style-name="T20">с</text:span><text:span text:style-name="T19">а. </text:span></text:p>
      <text:p text:style-name="P2"><text:span text:style-name="T4">Завдання</text:span></text:p>
      <text:p text:style-name="P3"><text:s/><text:span text:style-name="T20">С</text:span><text:span text:style-name="T19">класти процедуру для розв’язання СЛАР методом Гауса, яка б у випадку невиродженої системи знаходила її розв’язок, а для виродженої системи видавала відповідне попередження. Впевнитись в коректності роботи процедури, підставляючи в СЛАР отримані розв’язки і обраховуючи нев’язки. Передбачити оцінку числа обумовленості матриці системи.</text:span></text:p>
      <text:p text:style-name="P2"><text:span text:style-name="T4">Теоретичні відомості</text:span></text:p>
      <text:p text:style-name="P4"/>
      <text:p text:style-name="P2"><text:span text:style-name="T10">1.Розв’язання СЛАУ методом Гаусса</text:span></text:p>
      <text:p text:style-name="P7"><text:span text:style-name="T22">Процедура розв’язання </text:span><text:span text:style-name="T23">СЛАУ методом Гаусса</text:span><text:span text:style-name="T22"> проходить у два етапи:</text:span></text:p>
      <text:list xml:id="list2030751837963220731" text:style-name="WWNum4">
        <text:list-item>
          <text:p text:style-name="P32"><text:span text:style-name="T16">Зведення системи до трикутного вигляду <text:s/>-</text:span><text:span text:style-name="T11"> </text:span><text:span text:style-name="T16">«прямий хід»</text:span></text:p>
        </text:list-item>
      </text:list>
      <text:p text:style-name="P31"><text:span text:style-name="T11">Підрахунок коефіцієнтів матриці на </text:span><text:span text:style-name="T15">k</text:span><text:span text:style-name="T16">-</text:span><text:span text:style-name="T11">му кроці прямого ходу обчислюються за формулами (1).</text:span></text:p>
      <text:p text:style-name="P6"><text:span text:style-name="T21"><text:s text:c="19"/></text:span><text:span text:style-name="T9">(1)</text:span></text:p>
      <text:p text:style-name="P35"/>
      <text:list xml:id="list34711634" text:continue-numbering="true" text:style-name="WWNum4">
        <text:list-item>
          <text:p text:style-name="P34"><text:span text:style-name="T16">Зворотня підстановка –</text:span><text:span text:style-name="T11"> </text:span><text:span text:style-name="T16">«обернений хід»</text:span><text:span text:style-name="T11">.</text:span></text:p>
        </text:list-item>
      </text:list>
      <text:p text:style-name="P30"><text:span text:style-name="T11">Розв’язки системи знаходиться за формулами (2). </text:span></text:p>
      <text:p text:style-name="P38"><text:span text:style-name="T11"><text:s text:c="11"/><text:tab/> <text:s text:c="6"/>(2)</text:span></text:p>
      <text:p text:style-name="P6"><text:span text:style-name="T26"><text:tab/></text:span></text:p>
      <text:p text:style-name="P5"/>
      <text:p text:style-name="P2"><text:span text:style-name="T10">2.Розв’язання СЛАУ методом </text:span><text:span text:style-name="T25">LU</text:span></text:p>
      <text:p text:style-name="P8"><text:span text:style-name="T22">Процедура розв’язання </text:span><text:span text:style-name="T23">СЛАУ методом </text:span><text:span text:style-name="T24">LU</text:span><text:span text:style-name="T22"> </text:span><text:span text:style-name="T23">містить етапи:</text:span></text:p>
      <text:list xml:id="list3384267070043874915" text:style-name="WWNum6">
        <text:list-item>
          <text:p text:style-name="P33"><text:span text:style-name="T11">Перевірка головних мінорів для з’ясування можливості розкладу</text:span></text:p>
        </text:list-item>
        <text:list-item>
          <text:p text:style-name="P33"><text:span text:style-name="T11">Розклад матриці в добуток </text:span><text:span text:style-name="T15">L</text:span><text:span text:style-name="T16"> </text:span><text:span text:style-name="T11">та </text:span><text:span text:style-name="T15">U</text:span><text:span text:style-name="T16"> </text:span><text:span text:style-name="T11">за формулами <text:s/>(3).</text:span></text:p>
        </text:list-item>
      </text:list>
      <text:p text:style-name="P39"><text:span text:style-name="T11"><text:s text:c="27"/>(3)</text:span></text:p>
      <text:p text:style-name="P37"/>
      <text:p text:style-name="P36"/>
      <text:list xml:id="list34720828" text:continue-numbering="true" text:style-name="WWNum6">
        <text:list-item>
          <text:p text:style-name="P33"><text:span text:style-name="T12">Замість рівняння </text:span><text:span text:style-name="T17">Ax</text:span><text:span text:style-name="T13"> = </text:span><text:span text:style-name="T17">b</text:span><text:span text:style-name="T12"> можна записати еквівалентне йому рівняння </text:span><text:span text:style-name="T17">LUx</text:span><text:span text:style-name="T13">=</text:span><text:span text:style-name="T17">b</text:span><text:span text:style-name="T13">.</text:span></text:p>
        </text:list-item>
        <text:list-item>
          <text:p text:style-name="P29"><text:span text:style-name="T8">Розв’язання рівняння зводиться до розв’язку системи матричних рівнянь</text:span><text:span text:style-name="T6"> (4)</text:span><text:span text:style-name="T8"> .</text:span></text:p>
        </text:list-item>
      </text:list>
      <text:p text:style-name="P9"><text:span text:style-name="T8"><text:tab/><text:tab/><text:tab/><text:tab/><text:tab/></text:span><text:span text:style-name="T6"> <text:s text:c="6"/>(4)</text:span></text:p>
      <text:p text:style-name="P10"><text:soft-page-break/><text:span text:style-name="T8">В першій системі матриця </text:span><text:span text:style-name="T14">L</text:span><text:span text:style-name="T6"> </text:span><text:span text:style-name="T8">є нижньотрикутною матрицею з елементами по діагоналі рівними 1. Тоді вектор </text:span><text:span text:style-name="T14">y</text:span><text:span text:style-name="T6"> </text:span><text:span text:style-name="T8">можна знайти за розрахунковими формулами (5).</text:span></text:p>
      <text:p text:style-name="P11"><text:span text:style-name="T8"><text:tab/><text:tab/><text:tab/><text:tab/> <text:s text:c="5"/>(5)</text:span></text:p>
      <text:p text:style-name="P12"><text:span text:style-name="T8">Розв’язок 2 рівняння системи (4) реалізовується зворотнім ходом <text:s/>методу Гаусса.</text:span></text:p>
      <text:p text:style-name="P5"/>
      <text:p text:style-name="P2"><text:span text:style-name="T10">3.Пошук оберненої матриці</text:span></text:p>
      <text:p text:style-name="P12"><text:span text:style-name="T8">Пошук оберненої матриці реалізується шляхом розв’язання </text:span><text:span text:style-name="T14">n</text:span><text:span text:style-name="T8"> систем (6).</text:span></text:p>
      <text:p text:style-name="P14"><text:span text:style-name="T6"><text:s text:c="3"/></text:span><text:span text:style-name="T14">AX</text:span><text:span text:style-name="T8">=</text:span><text:span text:style-name="T14">e</text:span><text:span text:style-name="T27">1</text:span><text:span text:style-name="T8">, </text:span><text:span text:style-name="T14">AX</text:span><text:span text:style-name="T8">=</text:span><text:span text:style-name="T14">e</text:span><text:span text:style-name="T27">2</text:span><text:span text:style-name="T8">,..., </text:span><text:span text:style-name="T14">AX</text:span><text:span text:style-name="T8">=</text:span><text:span text:style-name="T14">e</text:span><text:span text:style-name="T28">n</text:span><text:span text:style-name="T8">.<text:tab/><text:tab/><text:tab/><text:tab/> <text:s text:c="5"/>(6)</text:span></text:p>
      <text:p text:style-name="P12"><text:span text:style-name="T8">Тоді А</text:span><text:span text:style-name="T29">-1</text:span><text:span text:style-name="T8">=(</text:span><text:span text:style-name="T6">x</text:span><text:span text:style-name="T29">1</text:span><text:span text:style-name="T8">,</text:span><text:span text:style-name="T6">x</text:span><text:span text:style-name="T29">2</text:span><text:span text:style-name="T8">,…,</text:span><text:span text:style-name="T6">x</text:span><text:span text:style-name="T30">n</text:span><text:span text:style-name="T8">)</text:span><text:span text:style-name="T30">T</text:span><text:span text:style-name="T8">, де </text:span><text:span text:style-name="T6">x</text:span><text:span text:style-name="T30">i</text:span><text:span text:style-name="T29"> </text:span><text:span text:style-name="T8">- розв’язок відповідної СЛ</text:span><text:span text:style-name="T14">A</text:span><text:span text:style-name="T8">У.</text:span></text:p>
      <text:p text:style-name="P13"/>
      <text:p text:style-name="P2"><text:span text:style-name="T10">Результати роботи програми </text:span></text:p>
      <text:p text:style-name="P1"><text:span text:style-name="T8">Мовою програмування </text:span><text:span text:style-name="T14">Python</text:span><text:span text:style-name="T6"> </text:span><text:span text:style-name="T8">реалізовано програму для розв’язання систем лінійних рівнянь та пошуку обернених матриць.</text:span></text:p>
      <text:p text:style-name="P1"><text:span text:style-name="T8">Реалізований інтерфейс для роботи з користувачем. При запуску програми запускається меню, що пропонує користувачеві ввести матрицю та стовпчик вільних членів.</text:span></text:p>
      <text:p text:style-name="P15"><text:span text:style-name="T8">При некоректності вхідних даних програма виводить відповідне повідомлення та завершує роботу. </text:span></text:p>
      <text:p text:style-name="P15"><text:span text:style-name="T8">Якщо введена матриця не є квадратною, процедура методу Гаусса знаходить частинний розв'язок системи. </text:span><text:span text:style-name="T18">Процедура </text:span><text:span text:style-name="T14">Factorization </text:span><text:span text:style-name="T18">вида</text:span><text:span text:style-name="T8">є повідомлення про неможливість знайти розклад.</text:span></text:p>
      <text:p text:style-name="P15"><text:span text:style-name="T8">При повністю коректних даних программа виводить покроково роботу алгоритму Гауса,</text:span><text:span text:style-name="T14"> LU </text:span><text:span text:style-name="T8">розокладу , розв'язок системи двома методами, обернену матрицю та число обумовленості системи.</text:span></text:p>
      <text:p text:style-name="P2"><text:span text:style-name="T10">Висновки</text:span></text:p>
      <text:p text:style-name="P3"><text:span text:style-name="T8">За результатами виконання лабораторної роботи можна зробити наступні висновки:</text:span></text:p>
      <text:list xml:id="list3160046325781060167" text:style-name="WWNum2">
        <text:list-item>
          <text:p text:style-name="P40"><text:soft-page-break/><text:span text:style-name="T8">Запрограмовано мовою </text:span><text:span text:style-name="T14">Python</text:span><text:span text:style-name="T8"> алгоритм розв’язання довільної системи лінійних рівнянь методом Гаусса та методом </text:span><text:span text:style-name="T14">LU</text:span><text:span text:style-name="T8">-розкладу.</text:span></text:p>
        </text:list-item>
        <text:list-item>
          <text:p text:style-name="P40"><text:span text:style-name="T8">Знайдено обернену матрицю методом </text:span><text:span text:style-name="T14">LU</text:span><text:span text:style-name="T8">-розкладу.</text:span></text:p>
        </text:list-item>
        <text:list-item>
          <text:p text:style-name="P40"><text:span text:style-name="T8">Оброблені ситуації, коли розв’язати систему неможливо та коли неможливо знайти обернену матрицю.</text:span></text:p>
        </text:list-item>
        <text:list-item>
          <text:p text:style-name="P40"><text:span text:style-name="T8">Підраховані норми та числа обумовленості матриць.</text:span></text:p>
        </text:list-item>
      </text:list>
      <text:p text:style-name="P41"><text:span text:style-name="T8"/></text:p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3" svg:font-family="Arial" style:font-family-generic="swiss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.139in" fo:line-height="115%" fo:orphans="2" fo:widows="2" style:writing-mode="lr-tb"/>
      <style:text-properties fo:color="#000000" style:font-name="Calibri" style:font-name-asian="Calibri1" style:language-asian="uk" style:country-asian="UA" style:font-name-complex="Calibri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margin-top="0in" fo:margin-bottom="0.111in" fo:line-height="106%" fo:text-indent="0in" style:auto-text-indent="false"/>
      <style:text-properties fo:color="#00000a" style:font-name="Calibri" style:language-asian="en" style:country-asian="US" style:font-name-complex="F"/>
    </style:style>
    <style:style style:name="Обычный1" style:family="paragraph" style:default-outline-level="" style:list-style-name="">
      <style:paragraph-properties fo:margin-top="0in" fo:margin-bottom="0.139in" fo:line-height="115%" fo:orphans="2" fo:widows="2" style:writing-mode="lr-tb"/>
      <style:text-properties fo:color="#000000" style:font-name="Calibri" style:font-name-asian="Calibri1" style:language-asian="uk" style:country-asian="UA" style:font-name-complex="Calibri1"/>
    </style:style>
    <style:style style:name="Default" style:family="paragraph" style:default-outline-level="" style:list-style-name="">
      <style:paragraph-properties fo:margin-top="0in" fo:margin-bottom="0in" fo:line-height="100%" fo:orphans="2" fo:widows="2" style:writing-mode="lr-tb"/>
      <style:text-properties fo:color="#000000" style:font-name="Calibri" fo:font-size="12pt" style:font-size-asian="12pt" style:font-name-complex="Calibri1" style:font-size-complex="12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a"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style:font-name="Calibri" style:font-name-asian="Calibri1" style:language-asian="uk" style:country-asian="UA" style:font-name-complex="Calibri1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style:font-name="Calibri" style:font-name-asian="Calibri1" style:language-asian="uk" style:country-asian="UA" style:font-name-complex="Calibri1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1" style:font-size-asian="10pt" style:language-asian="ru" style:country-asian="RU" style:font-name-complex="Courier New2" style:font-size-complex="10pt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fo:font-style="normal" style:font-style-asian="normal"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Yaroslav Opanasenko</dc:creator>
    <meta:editing-cycles>1</meta:editing-cycles>
    <meta:creation-date>2018-05-09T23:36:00</meta:creation-date>
    <dc:date>2018-05-10T14:51:18.82</dc:date>
    <meta:editing-duration>PT8M43S</meta:editing-duration>
    <meta:generator>OpenOffice/4.1.3$Win32 OpenOffice.org_project/413m1$Build-9783</meta:generator>
    <meta:document-statistic meta:table-count="0" meta:image-count="0" meta:object-count="0" meta:page-count="4" meta:paragraph-count="52" meta:word-count="393" meta:character-count="30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